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1775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officeooo:rsid="0013a018"/>
    </style:style>
    <style:style style:name="T7" style:family="text">
      <style:text-properties officeooo:rsid="00151f23"/>
    </style:style>
    <style:style style:name="T8" style:family="text">
      <style:text-properties officeooo:rsid="0015b0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4">Atividade APS – 2020.2</text:p>
      <text:p text:style-name="P4">Professor Jefferson de Carvalho <text:span text:style-name="T8">Silva</text:span></text:p>
      <text:p text:style-name="P4"/>
      <text:p text:style-name="P2"><text:span text:style-name="T2">A</text:span>tividade 0<text:span text:style-name="T3">5</text:span></text:p>
      <text:p text:style-name="P2"/>
      <text:p text:style-name="P5">Dado o sistema implementado na Atividade 02 (Sistema de Locadora), crie <text:span text:style-name="T3">usando qualquer ferramenta UML, os seguintes diagramas:</text:span></text:p>
      <text:p text:style-name="P5"/>
      <text:p text:style-name="P3">Diagrama de Caso de Uso</text:p>
      <text:p text:style-name="P3"/>
      <text:list xml:id="list2560026225" text:style-name="L1">
        <text:list-item>
          <text:p text:style-name="P10">Pelo menos três atores;</text:p>
        </text:list-item>
        <text:list-item>
          <text:p text:style-name="P10">Pelo menos dois pacotes;</text:p>
        </text:list-item>
        <text:list-item>
          <text:p text:style-name="P10">Pelos menos oito casos de uso.</text:p>
        </text:list-item>
      </text:list>
      <text:p text:style-name="P6"/>
      <text:p text:style-name="P3">Diagrama de Classe</text:p>
      <text:p text:style-name="P3"/>
      <text:list xml:id="list99247544" text:style-name="L2">
        <text:list-item>
          <text:p text:style-name="P11">Pelo menos oito classes sendo:</text:p>
          <text:list>
            <text:list-item>
              <text:p text:style-name="P11">Uma das classes Abstrata;</text:p>
            </text:list-item>
            <text:list-item>
              <text:p text:style-name="P11">Campos (variáveis) com suas visibilidades (público, protegido, privado);</text:p>
            </text:list-item>
            <text:list-item>
              <text:p text:style-name="P11">Métodos com suas visibilidades.</text:p>
              <text:p text:style-name="P11"/>
            </text:list-item>
          </text:list>
        </text:list-item>
        <text:list-item>
          <text:p text:style-name="P11">Relacionamentos entre as classes:</text:p>
          <text:list>
            <text:list-item>
              <text:p text:style-name="P11">Pelo menos duas heranças;</text:p>
            </text:list-item>
            <text:list-item>
              <text:p text:style-name="P11">Pelo menos uma agregação e/ou composição</text:p>
            </text:list-item>
          </text:list>
        </text:list-item>
      </text:list>
      <text:p text:style-name="P5"/>
      <text:p text:style-name="P6">Gere os diagramas (e o código fonte dos diagramas se tiver usando o PLANTUML ou o arquivo-fonte da ferramenta que você usou para gerar os diagramas, como o ASTAH). </text:p>
      <text:p text:style-name="P6"/>
      <text:p text:style-name="P6">Os diagramas podem ser salvos como imagem ou um PDF.</text:p>
      <text:p text:style-name="P6"/>
      <text:p text:style-name="P6">Compacte todos os arquivos <text:span text:style-name="T6">(FORMATO ZIP ou RAR ou TAR)</text:span> e envie para o SIPPA, atividade A05. Verifiq<text:span text:style-name="T7">ue se o arquivo enviado é VÁLIDO.</text:span></text:p>
      <text:p text:style-name="P6"/>
      <text:p text:style-name="P6">O trabalho é <text:span text:style-name="T1">individual</text:span></text:p>
      <text:p text:style-name="P5"/>
      <text:p text:style-name="P9"><text:span text:style-name="T4">PRAZO: </text:span><text:span text:style-name="T5">14</text:span><text:span text:style-name="T4">/0</text:span><text:span text:style-name="T5">2</text:span><text:span text:style-name="T4">/2021</text:span></text:p>
      <text:p text:style-name="P2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2-04T09:35:36.743000000</dc:date>
    <meta:editing-duration>PT6H47M17S</meta:editing-duration>
    <meta:editing-cycles>8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2" meta:word-count="165" meta:character-count="971" meta:non-whitespace-character-count="836"/>
  </office:meta>
</office:document-meta>
</file>